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0" style:family="table-cell" style:parent-style-name="CalcResult"/>
    <style:style style:name="ce41" style:family="table-cell" style:parent-style-name="CalcBoxBottom"/>
    <style:style style:name="ce42" style:family="table-cell" style:parent-style-name="CalcResult" style:data-style-name="N0"/>
    <style:style style:name="ce43" style:family="table-cell" style:parent-style-name="CalcBoxBottom" style:data-style-name="N0"/>
    <style:style style:name="ce44" style:family="table-cell" style:parent-style-name="CalcResult"/>
    <style:style style:name="ce45" style:family="table-cell" style:parent-style-name="CalcResult"/>
    <style:style style:name="ce46" style:family="table-cell" style:parent-style-name="CalcResultScientific"/>
    <style:style style:name="ce47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Calc">
      <style:text-properties style:font-name="DejaVu Sans2"/>
    </style:style>
    <style:style style:name="ce49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Calc"/>
    <style:style style:name="ce15" style:family="table-cell" style:parent-style-name="Input"/>
    <style:style style:name="ce55" style:family="table-cell" style:parent-style-name="CalcBoxBottom"/>
    <style:style style:name="ce56" style:family="table-cell" style:parent-style-name="CalcResult"/>
    <style:style style:name="ce76" style:family="table-cell" style:parent-style-name="Input"/>
    <style:style style:name="ce77" style:family="table-cell" style:parent-style-name="Calc"/>
    <style:style style:name="ce78" style:family="table-cell" style:parent-style-name="CalcResult"/>
    <style:style style:name="ce81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CalcResult"/>
    <style:style style:name="ce59" style:family="table-cell" style:parent-style-name="Calc">
      <style:text-properties style:font-name="DejaVu Sans2" style:font-name-asian="DejaVu Sans2" style:font-name-complex="DejaVu Sans2"/>
    </style:style>
    <style:style style:name="ce103" style:family="table-cell" style:parent-style-name="CalcResult" style:data-style-name="N0"/>
    <style:style style:name="ce82" style:family="table-cell" style:parent-style-name="CalcSeparator"/>
    <style:style style:name="ce83" style:family="table-cell" style:parent-style-name="Calc"/>
    <style:style style:name="ce89" style:family="table-cell" style:parent-style-name="CalcBoxBottom"/>
    <style:style style:name="ce90" style:family="table-cell" style:parent-style-name="Calc" style:data-style-name="N0"/>
    <style:style style:name="ce91" style:family="table-cell" style:parent-style-name="CalcBoxBottom" style:data-style-name="N0"/>
    <style:style style:name="ce92" style:family="table-cell" style:parent-style-name="CalcResult"/>
    <style:style style:name="ce94" style:family="table-cell" style:parent-style-name="CalcResult" style:data-style-name="N0"/>
    <style:style style:name="ce95" style:family="table-cell" style:parent-style-name="CalcResult" style:data-style-name="N0"/>
    <style:style style:name="ce97" style:family="table-cell" style:parent-style-name="CalcResult"/>
    <style:style style:name="ce33" style:family="table-cell" style:parent-style-name="CalcResult"/>
    <style:style style:name="ce34" style:family="table-cell" style:parent-style-name="CalcBoxBottom"/>
    <style:style style:name="ce35" style:family="table-cell" style:parent-style-name="CalcResult" style:data-style-name="N0"/>
    <style:style style:name="ce36" style:family="table-cell" style:parent-style-name="CalcBoxBottom" style:data-style-name="N0"/>
    <style:style style:name="ce37" style:family="table-cell" style:parent-style-name="CalcResult"/>
    <style:style style:name="ce38" style:family="table-cell" style:parent-style-name="CalcResult"/>
    <style:style style:name="ce39" style:family="table-cell" style:parent-style-name="CalcResultScientific"/>
    <style:style style:name="ce50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Calc">
      <style:text-properties style:font-name="DejaVu Sans2"/>
    </style:style>
    <style:style style:name="ce52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Input"/>
    <style:style style:name="ce54" style:family="table-cell" style:parent-style-name="Calc"/>
    <style:style style:name="ce57" style:family="table-cell" style:parent-style-name="CalcResult"/>
    <style:style style:name="ce64" style:family="table-cell" style:parent-style-name="Calc"/>
    <style:style style:name="ce65" style:family="table-cell" style:parent-style-name="Input"/>
    <style:style style:name="ce66" style:family="table-cell" style:parent-style-name="CalcBoxBottom"/>
    <style:style style:name="ce67" style:family="table-cell" style:parent-style-name="CalcResult"/>
    <style:style style:name="ce68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CalcResult"/>
    <style:style style:name="ce70" style:family="table-cell" style:parent-style-name="Calc">
      <style:text-properties style:font-name="DejaVu Sans2" style:font-name-asian="DejaVu Sans2" style:font-name-complex="DejaVu Sans2"/>
    </style:style>
    <style:style style:name="ce60" style:family="table-cell" style:parent-style-name="CalcResultScientific">
      <style:text-properties style:font-name="DejaVu Sans3" style:font-name-asian="DejaVu Sans3" style:font-name-complex="DejaVu Sans3"/>
    </style:style>
    <style:style style:name="ce61" style:family="table-cell" style:parent-style-name="Input">
      <style:text-properties style:font-name="DejaVu Sans3" style:font-name-complex="DejaVu Sans3"/>
    </style:style>
    <style:style style:name="ce62" style:family="table-cell" style:parent-style-name="Calc">
      <style:text-properties style:font-name="DejaVu Sans3" style:font-name-complex="DejaVu Sans3"/>
    </style:style>
    <style:style style:name="ce63" style:family="table-cell" style:parent-style-name="CalcResultScientific"/>
    <style:style style:name="ce75" style:family="table-cell" style:parent-style-name="Calc"/>
    <style:style style:name="ce79" style:family="table-cell" style:parent-style-name="CalcResult"/>
    <style:style style:name="ce80" style:family="table-cell" style:parent-style-name="CalcBoxBottom"/>
    <style:style style:name="ce84" style:family="table-cell" style:parent-style-name="CalcResult"/>
    <style:style style:name="ce85" style:family="table-cell" style:parent-style-name="CalcSeparator"/>
    <style:style style:name="ce86" style:family="table-cell" style:parent-style-name="Calc"/>
    <style:style style:name="ce87" style:family="table-cell" style:parent-style-name="CalcBoxBottom"/>
    <style:style style:name="ce88" style:family="table-cell" style:parent-style-name="Calc" style:data-style-name="N0"/>
    <style:style style:name="ce93" style:family="table-cell" style:parent-style-name="CalcBoxBottom" style:data-style-name="N0"/>
    <style:style style:name="ce96" style:family="table-cell" style:parent-style-name="CalcResult"/>
    <style:style style:name="ce98" style:family="table-cell" style:parent-style-name="CalcResult" style:data-style-name="N0"/>
    <style:style style:name="ce99" style:family="table-cell" style:parent-style-name="CalcResult" style:data-style-name="N0"/>
    <style:style style:name="ce100" style:family="table-cell" style:parent-style-name="CalcResult"/>
    <style:style style:name="ce101" style:family="table-cell" style:parent-style-name="CalcResult" style:data-style-name="N0"/>
    <style:style style:name="T3" style:family="text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ejaVu Sans"/>
    </style:style>
    <style:style style:name="T5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Noto Sans Devanagari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tartPag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⏮ Page: Start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4">
          <table:table-cell/>
          <table:table-cell office:value-type="string" calcext:value-type="string">
            <text:p>This file is in the public domain and was originally created by Dennis Murczak &lt;<text:a xlink:href="https://github.com/lortordermur/" xlink:type="simple">https://github.com/lortordermur/</text:a>&gt;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Disclaim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Some of the formulas used in this spreadsheet are vastly simplified and partly imprecise, and should thus not be used for serious scientific work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ag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StandardEmphasis" office:value-type="string" calcext:value-type="string">
            <text:p>StartPage</text:p>
          </table:table-cell>
          <table:table-cell office:value-type="string" calcext:value-type="string">
            <text:p>This page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onstants</text:p>
          </table:table-cell>
          <table:table-cell office:value-type="string" calcext:value-type="string">
            <text:p>Constant definition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tar</text:p>
          </table:table-cell>
          <table:table-cell office:value-type="string" calcext:value-type="string">
            <text:p>Star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Planet</text:p>
          </table:table-cell>
          <table:table-cell office:value-type="string" calcext:value-type="string">
            <text:p>Planet and orbi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atellite</text:p>
          </table:table-cell>
          <table:table-cell office:value-type="string" calcext:value-type="string">
            <text:p>Natural satellit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Impact</text:p>
          </table:table-cell>
          <table:table-cell office:value-type="string" calcext:value-type="string">
            <text:p>Impac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Travel</text:p>
          </table:table-cell>
          <table:table-cell office:value-type="string" calcext:value-type="string">
            <text:p>Space travel calculators</text:p>
          </table:table-cell>
          <table:table-cell table:number-columns-repeated="61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Changelog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v0.01 (2020-04-30)</text:p>
          </table:table-cell>
          <table:table-cell office:value-type="string" calcext:value-type="string">
            <text:p>Initial release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2 (2020-05-01)</text:p>
          </table:table-cell>
          <table:table-cell office:value-type="string" calcext:value-type="string">
            <text:p>Added formulas: spectral type, Roche limit; new calculators: population density, city area; prettier number formatting</text:p>
          </table:table-cell>
          <table:table-cell table:number-columns-repeated="61"/>
        </table:table-row>
        <table:table-row table:style-name="ro5" table:number-rows-repeated="104854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nstants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7">
          <table:table-cell table:style-name="PageSubheading"/>
          <table:table-cell table:style-name="PageSubheading" office:value-type="string" calcext:value-type="string">
            <text:p>＃ Page: Constant definitions</text:p>
          </table:table-cell>
          <table:table-cell table:style-name="PageSubheading" table:number-columns-repeated="62"/>
        </table:table-row>
        <table:table-row table:style-name="ro3">
          <table:table-cell table:style-name="VerticalSpacing" table:number-columns-repeated="64"/>
        </table:table-row>
        <table:table-row table:style-name="ro5">
          <table:table-cell/>
          <table:table-cell table:style-name="ConstantBoxTop" table:number-columns-repeated="6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. magnitude of Sun</text:p>
          </table:table-cell>
          <table:table-cell table:style-name="ConstantValue" office:value-type="float" office:value="4.83" calcext:value-type="float">
            <text:p>4,83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5th root of 100</text:p>
          </table:table-cell>
          <table:table-cell table:style-name="ConstantValue" table:formula="of:=100^(1/5)" office:value-type="float" office:value="2.51188643150958" calcext:value-type="float">
            <text:p>2,5118864315095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’s radius</text:p>
          </table:table-cell>
          <table:table-cell table:style-name="ConstantValue" table:formula="of:=FIXED(696340; 0)" office:value-type="string" office:string-value="696.340" calcext:value-type="string">
            <text:p>696.34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temperature</text:p>
          </table:table-cell>
          <table:table-cell table:style-name="ConstantValue" table:formula="of:=FIXED(5778; 0)" office:value-type="string" office:string-value="5.778" calcext:value-type="string">
            <text:p>5.778</text:p>
          </table:table-cell>
          <table:table-cell table:style-name="ConstantLabel" office:value-type="string" calcext:value-type="string">
            <text:p>K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olute zero</text:p>
          </table:table-cell>
          <table:table-cell table:style-name="ConstantValue" office:value-type="float" office:value="-273.15" calcext:value-type="float">
            <text:p>-273,15</text:p>
          </table:table-cell>
          <table:table-cell table:style-name="ConstantLabel" office:value-type="string" calcext:value-type="string">
            <text:p>°C</text:p>
          </table:table-cell>
          <table:table-cell table:style-name="ConstantLabel" office:value-type="string" calcext:value-type="string">
            <text:p>Astronomical unit</text:p>
          </table:table-cell>
          <table:table-cell table:style-name="ConstantValue" table:formula="of:=FIXED(149597870700; 0)" office:value-type="string" office:string-value="149.597.870.700" calcext:value-type="string">
            <text:p>149.597.870.700</text:p>
          </table:table-cell>
          <table:table-cell table:style-name="ConstantLabel" office:value-type="string" calcext:value-type="string">
            <text:p>m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1 parsec</text:p>
          </table:table-cell>
          <table:table-cell table:style-name="ConstantValue" office:value-type="float" office:value="3.261563777" calcext:value-type="float">
            <text:p>3,261563777</text:p>
          </table:table-cell>
          <table:table-cell table:style-name="ConstantLabel" office:value-type="string" calcext:value-type="string">
            <text:p>ly</text:p>
          </table:table-cell>
          <table:table-cell table:style-name="ConstantLabel" office:value-type="string" calcext:value-type="string">
            <text:p>Year length</text:p>
          </table:table-cell>
          <table:table-cell table:style-name="ConstantValue" table:formula="of:=FIXED(31556926; 0)" office:value-type="string" office:string-value="31.556.926" calcext:value-type="string">
            <text:p>31.556.926</text:p>
          </table:table-cell>
          <table:table-cell table:style-name="ConstantLabel" office:value-type="string" calcext:value-type="string">
            <text:p>s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peed of light</text:p>
          </table:table-cell>
          <table:table-cell table:style-name="ConstantValue" office:value-type="float" office:value="299792458" calcext:value-type="float">
            <text:p>299792458</text:p>
          </table:table-cell>
          <table:table-cell table:style-name="ConstantLabel" office:value-type="string" calcext:value-type="string">
            <text:p>m/s</text:p>
          </table:table-cell>
          <table:table-cell table:style-name="ConstantLabel" office:value-type="string" calcext:value-type="string">
            <text:p>Energy of lightning bolt</text:p>
          </table:table-cell>
          <table:table-cell table:style-name="ConstantValueScientific" office:value-type="float" office:value="5000000000" calcext:value-type="float">
            <text:p>5,0000E+09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Hiroshima bomb</text:p>
          </table:table-cell>
          <table:table-cell table:style-name="ConstantValueScientific" office:value-type="float" office:value="63000000000000" calcext:value-type="float">
            <text:p>6,3000E+1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Tsar Bomba</text:p>
          </table:table-cell>
          <table:table-cell table:style-name="ConstantValueScientific" office:value-type="float" office:value="2.1E+017" calcext:value-type="float">
            <text:p>2,1000E+17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Chicxulub impact</text:p>
          </table:table-cell>
          <table:table-cell table:style-name="ConstantValueScientific" office:value-type="float" office:value="4.3E+023" calcext:value-type="float">
            <text:p>4,3000E+2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major solar flare</text:p>
          </table:table-cell>
          <table:table-cell table:style-name="ConstantValueScientific" office:value-type="float" office:value="1E+025" calcext:value-type="float">
            <text:p>1,0000E+25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binding energy</text:p>
          </table:table-cell>
          <table:table-cell table:style-name="ConstantValueScientific" office:value-type="float" office:value="2.24E+032" calcext:value-type="float">
            <text:p>2,2400E+32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arth’s mass</text:p>
          </table:table-cell>
          <table:table-cell table:style-name="ConstantValueScientific" office:value-type="float" office:value="5.97219E+024" calcext:value-type="float">
            <text:p>5,9722E+24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density</text:p>
          </table:table-cell>
          <table:table-cell table:style-name="ConstantValue" office:value-type="float" office:value="5.51" calcext:value-type="float">
            <text:p>5,51</text:p>
          </table:table-cell>
          <table:table-cell table:style-name="ConstantLabel" office:value-type="string" calcext:value-type="string">
            <text:p>g/cm³</text:p>
          </table:table-cell>
          <table:table-cell table:style-name="ConstantLabel" office:value-type="string" calcext:value-type="string">
            <text:p>Gravitational constant</text:p>
          </table:table-cell>
          <table:table-cell table:style-name="ConstantValueScientific" office:value-type="float" office:value="0.000000000066743" calcext:value-type="float">
            <text:p>6,6743E-11</text:p>
          </table:table-cell>
          <table:table-cell table:style-name="ConstantLabel" office:value-type="string" calcext:value-type="string">
            <text:p>m³ kg⁻¹ s⁻²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gravity</text:p>
          </table:table-cell>
          <table:table-cell table:style-name="ConstantValue" office:value-type="float" office:value="9.80665" calcext:value-type="float">
            <text:p>9,80665</text:p>
          </table:table-cell>
          <table:table-cell table:style-name="ConstantLabel" office:value-type="string" calcext:value-type="string">
            <text:p>m/s²</text:p>
          </table:table-cell>
          <table:table-cell table:style-name="ConstantLabel" office:value-type="string" calcext:value-type="string">
            <text:p>Sun’s mass</text:p>
          </table:table-cell>
          <table:table-cell table:style-name="ConstantValueScientific" office:value-type="float" office:value="1.9884E+030" calcext:value-type="float">
            <text:p>1,9884E+30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Full Moon illuminance</text:p>
          </table:table-cell>
          <table:table-cell table:style-name="ConstantValue" office:value-type="float" office:value="0.25" calcext:value-type="float">
            <text:p>0,25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Street light illuminance</text:p>
          </table:table-cell>
          <table:table-cell table:style-name="ConstantValue" office:value-type="float" office:value="10" calcext:value-type="float">
            <text:p>1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set illuminance</text:p>
          </table:table-cell>
          <table:table-cell table:style-name="ConstantValue" office:value-type="float" office:value="400" calcext:value-type="float">
            <text:p>4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Daylight illuminance</text:p>
          </table:table-cell>
          <table:table-cell table:style-name="ConstantValue" table:formula="of:=FIXED(20000; 0)" office:value-type="string" office:string-value="20.000" calcext:value-type="string">
            <text:p>20.00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Direct sun illuminance</text:p>
          </table:table-cell>
          <table:table-cell table:style-name="ConstantValue" table:formula="of:=FIXED(100000; 0)" office:value-type="string" office:string-value="100.000" calcext:value-type="string">
            <text:p>100.0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Earth’s bond albedo</text:p>
          </table:table-cell>
          <table:table-cell table:style-name="ConstantValue" office:value-type="float" office:value="0.306" calcext:value-type="float">
            <text:p>0,306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bond albedo</text:p>
          </table:table-cell>
          <table:table-cell table:style-name="ConstantValue" office:value-type="float" office:value="0.12" calcext:value-type="float">
            <text:p>0,12</text:p>
          </table:table-cell>
          <table:table-cell table:style-name="ConstantLabel"/>
          <table:table-cell table:style-name="ConstantLabel" office:value-type="string" calcext:value-type="string">
            <text:p>Earth’s atmos. absorp.</text:p>
          </table:table-cell>
          <table:table-cell table:style-name="ConstantValue" office:value-type="float" office:value="0.78" calcext:value-type="float">
            <text:p>0,7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olar luminosity</text:p>
          </table:table-cell>
          <table:table-cell table:style-name="ConstantValueScientific" table:formula="of:=3.828E+026" office:value-type="float" office:value="3.828E+026" calcext:value-type="float">
            <text:p>3,8280E+26</text:p>
          </table:table-cell>
          <table:table-cell table:style-name="ConstantLabel" office:value-type="string" calcext:value-type="string">
            <text:p>W</text:p>
          </table:table-cell>
          <table:table-cell table:style-name="ConstantLabel" office:value-type="string" calcext:value-type="string">
            <text:p>S.-Boltzmann constant</text:p>
          </table:table-cell>
          <table:table-cell table:style-name="ConstantValueScientific" office:value-type="float" office:value="0.00000005670367" calcext:value-type="float">
            <text:p>5,6704E-08</text:p>
          </table:table-cell>
          <table:table-cell table:style-name="ConstantLabel" office:value-type="string" calcext:value-type="string">
            <text:p>W m² K⁴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Vis. magnitude of Sun</text:p>
          </table:table-cell>
          <table:table-cell table:style-name="ConstantValue" office:value-type="float" office:value="-26.7" calcext:value-type="float">
            <text:p>-26,7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Vis. magnitude of Moon</text:p>
          </table:table-cell>
          <table:table-cell table:style-name="ConstantValue" office:value-type="float" office:value="-12.74" calcext:value-type="float">
            <text:p>-12,74</text:p>
          </table:table-cell>
          <table:table-cell table:style-name="ConstantLabel" office:value-type="string" calcext:value-type="string">
            <text:p>ma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MA of Moon’s orbit</text:p>
          </table:table-cell>
          <table:table-cell table:style-name="ConstantValue" table:formula="of:=FIXED(384400; 0)" office:value-type="string" office:string-value="384.400" calcext:value-type="string">
            <text:p>384.40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ang. diameter</text:p>
          </table:table-cell>
          <table:table-cell table:style-name="ConstantValue" office:value-type="float" office:value="32" calcext:value-type="float">
            <text:p>32</text:p>
          </table:table-cell>
          <table:table-cell table:style-name="ConstantLabel" office:value-type="string" calcext:value-type="string">
            <text:p>arcmin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ang. diameter</text:p>
          </table:table-cell>
          <table:table-cell table:style-name="ConstantValue" office:value-type="float" office:value="31.09" calcext:value-type="float">
            <text:p>31,09</text:p>
          </table:table-cell>
          <table:table-cell table:style-name="ConstantLabel" office:value-type="string" calcext:value-type="string">
            <text:p>arcmin</text:p>
          </table:table-cell>
          <table:table-cell table:style-name="ConstantLabel" office:value-type="string" calcext:value-type="string">
            <text:p>Moon’s radius</text:p>
          </table:table-cell>
          <table:table-cell table:style-name="ConstantValue" office:value-type="float" office:value="1738" calcext:value-type="float">
            <text:p>1738</text:p>
          </table:table-cell>
          <table:table-cell table:style-name="ConstantLabel" office:value-type="string" calcext:value-type="string">
            <text:p>km</text:p>
          </table:table-cell>
          <table:table-cell table:number-columns-repeated="57"/>
        </table:table-row>
        <table:table-row table:style-name="ro5">
          <table:table-cell/>
          <table:table-cell table:style-name="ConstantBoxBottom" table:number-columns-repeated="6"/>
          <table:table-cell table:number-columns-repeated="57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ar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🟆 Page: Star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↔ lumino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33" table:formula="of:=FIXED([.E10]; 2)" office:value-type="string" office:string-value="1,00" calcext:value-type="string">
            <text:p>1,00</text:p>
          </table:table-cell>
          <table:table-cell table:style-name="Calc" office:value-type="string" calcext:value-type="string">
            <text:p>L☉</text:p>
          </table:table-cell>
          <table:table-cell table:style-name="InterimResult" table:formula="of:=FifthRootOfHundred^(AbsMagSun - [.C9])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/>
          <table:table-cell table:style-name="CalcSeparator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uminosity:</text:p>
          </table:table-cell>
          <table:table-cell table:style-name="Input" office:value-type="float" office:value="1" calcext:value-type="float">
            <text:p>1</text:p>
          </table:table-cell>
          <table:table-cell table:style-name="ce50" office:value-type="string" calcext:value-type="string">
            <text:p>L☉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33" table:formula="of:=FIXED([.E14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AbsMagSun - (2.5 * LOG10([.C13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34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and dist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 of star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Distance to star:</text:p>
          </table:table-cell>
          <table:table-cell table:style-name="Input" office:value-type="float" office:value="10" calcext:value-type="float">
            <text:p>10</text:p>
          </table:table-cell>
          <table:table-cell table:style-name="Calc" office:value-type="string" calcext:value-type="string">
            <text:p>pc</text:p>
          </table:table-cell>
          <table:table-cell table:style-name="InterimResult" table:formula="of:=[.C20] - 5 + (5 * LOG10([.C21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is. magnitude of star:</text:p>
          </table:table-cell>
          <table:table-cell table:style-name="ce35" table:formula="of:=FIXED([.E21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36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Luminosity differe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. of 1st star:</text:p>
          </table:table-cell>
          <table:table-cell table:style-name="Input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Abs. mag. of 2nd star:</text:p>
          </table:table-cell>
          <table:table-cell table:style-name="Input" office:value-type="float" office:value="0" calcext:value-type="float">
            <text:p>0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FifthRootOfHundred^(MAX([.C28]; [.C29]) - MIN([.C28]; [.C29]))" office:value-type="float" office:value="85.5066712884683" calcext:value-type="float">
            <text:p>85,50667128846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 difference:</text:p>
          </table:table-cell>
          <table:table-cell table:style-name="ce33" table:formula="of:=IF([.E29] &gt;= 1000; FIXED([.E29]; 0); ROUND([.E29]; 2))" office:value-type="float" office:value="85.51" calcext:value-type="float">
            <text:p>85,51</text:p>
          </table:table-cell>
          <table:table-cell table:style-name="ce51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34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tar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5">
          <table:table-cell/>
          <table:table-cell table:style-name="Calc" office:value-type="string" calcext:value-type="string">
            <text:p>Mass:</text:p>
          </table:table-cell>
          <table:table-cell table:style-name="Input" office:value-type="float" office:value="1" calcext:value-type="float">
            <text:p>1</text:p>
          </table:table-cell>
          <table:table-cell table:style-name="ce52" office:value-type="string" calcext:value-type="string">
            <text:p>M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Probable MS lumin.:</text:p>
          </table:table-cell>
          <table:table-cell table:style-name="ce37" table:formula="of:=ROUND([.G37]; 4)" office:value-type="float" office:value="1" calcext:value-type="float">
            <text:p>1</text:p>
          </table:table-cell>
          <table:table-cell table:style-name="Calc" office:value-type="string" calcext:value-type="string">
            <text:p>L☉</text:p>
          </table:table-cell>
          <table:table-cell table:style-name="Calc" table:number-columns-repeated="2"/>
          <table:table-cell table:style-name="InterimResult" table:formula="of:=[.C36]^3.5" office:value-type="float" office:value="1" calcext:value-type="float">
            <text:p>1</text:p>
          </table:table-cell>
          <table:table-cell table:number-columns-repeated="57"/>
        </table:table-row>
        <table:table-row table:style-name="ro5">
          <table:table-cell/>
          <table:table-cell table:style-name="Calc" office:value-type="string" calcext:value-type="string">
            <text:p>Luminosity:</text:p>
          </table:table-cell>
          <table:table-cell table:style-name="Input" office:value-type="float" office:value="1" calcext:value-type="float">
            <text:p>1</text:p>
          </table:table-cell>
          <table:table-cell table:style-name="ce52" office:value-type="string" calcext:value-type="string">
            <text:p>L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37" table:formula="of:=FIXED([.G39]; 2)" office:value-type="string" office:string-value="4,83" calcext:value-type="string">
            <text:p>4,83</text:p>
          </table:table-cell>
          <table:table-cell table:style-name="ce52" office:value-type="string" calcext:value-type="string">
            <text:p>mag</text:p>
          </table:table-cell>
          <table:table-cell table:style-name="Calc" table:number-columns-repeated="2"/>
          <table:table-cell table:style-name="InterimResult" table:formula="of:=AbsMagSun - (2.5 * LOG10([.C38]))" office:value-type="float" office:value="4.83" calcext:value-type="float">
            <text:p>4,83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37" table:formula="of:=FIXED([.G40] * RadiusSun; 0)" office:value-type="string" office:string-value="696.340" calcext:value-type="string">
            <text:p>696.340</text:p>
          </table:table-cell>
          <table:table-cell table:style-name="ce52" office:value-type="string" calcext:value-type="string">
            <text:p>km, or</text:p>
          </table:table-cell>
          <table:table-cell table:style-name="ce37" table:formula="of:=ROUND([.G40]; 2)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5">×</text:span> Sun</text:p>
          </table:table-cell>
          <table:table-cell table:style-name="InterimResult" table:formula="of:=IF([.C36]&lt;1; [.C36]^0.8; [.C36]^0.57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Temperature:</text:p>
          </table:table-cell>
          <table:table-cell table:style-name="ce38" table:formula="of:=FIXED([.G41]; 0)" office:value-type="string" office:string-value="5.778" calcext:value-type="string">
            <text:p>5.778</text:p>
          </table:table-cell>
          <table:table-cell table:style-name="Calc" office:value-type="string" calcext:value-type="string">
            <text:p>K, spectral type:</text:p>
          </table:table-cell>
          <table:table-cell table:style-name="ce37" table:formula="of:=COM.MICROSOFT.IFS([.G41] &lt; 550; &quot;Y&quot;; AND([.G41] &gt;= 550; [.G41] &lt; 1300); &quot;T&quot;; AND([.G41] &gt;= 1300; [.G41] &lt; 2400); &quot;L&quot;; AND([.G41] &gt;= 2400; [.G41] &lt; 3700) ; &quot;M&quot;; AND([.G41] &gt;= 3700; [.G41] &lt; 5200); &quot;K&quot;; AND([.G41] &gt;= 5200; [.G41] &lt; 6000); &quot;G&quot;; AND([.G41] &gt;= 6000; [.G41] &lt; 7500); &quot;F&quot;; AND([.G41] &gt;= 7500; [.G41] &lt; 10000); &quot;A&quot;; AND([.G41] &gt;= 10000; [.G41] &lt; 30000); &quot;B&quot;; [.G41] &gt;= 30000; &quot;O&quot;)" office:value-type="string" office:string-value="G" calcext:value-type="string">
            <text:p>G</text:p>
          </table:table-cell>
          <table:table-cell table:style-name="Calc"/>
          <table:table-cell table:style-name="InterimResult" table:formula="of:=TemperatureSun * ([.C36]^0.54)" office:value-type="float" office:value="5778" calcext:value-type="float">
            <text:p>5778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37" table:formula="of:=IF([.G42] &gt;= 1000; FIXED([.G42]; 0); ROUND([.G42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37" table:formula="of:=IF([.G43] &gt;= 1000; FIXED([.G43]; 0); ROUND([.G43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[.C38] / 1.1)" office:value-type="float" office:value="0.953462589245592" calcext:value-type="float">
            <text:p>0,953462589245592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37" table:formula="of:=FIXED([.G42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37" table:formula="of:=FIXED([.G43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[.C38] / 0.53)" office:value-type="float" office:value="1.37360563948689" calcext:value-type="float">
            <text:p>1,37360563948689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Main seq. life span:</text:p>
          </table:table-cell>
          <table:table-cell table:style-name="ce39" table:formula="of:=[.G44]" office:value-type="float" office:value="10000000000" calcext:value-type="float">
            <text:p>1,00E+10</text:p>
          </table:table-cell>
          <table:table-cell table:style-name="Calc" office:value-type="string" calcext:value-type="string">
            <text:p>years</text:p>
          </table:table-cell>
          <table:table-cell table:style-name="Calc" table:number-columns-repeated="2"/>
          <table:table-cell table:style-name="InterimResult" table:formula="of:=10^10 * (1 / [.C36])^2.5" office:value-type="float" office:value="10000000000" calcext:value-type="float">
            <text:p>10000000000</text:p>
          </table:table-cell>
          <table:table-cell table:number-columns-repeated="57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30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tar.C10:Star.C10 Star.C14:Star.C15 Star.C22:Star.C23 Star.C30:Star.C31">
            <calcext:condition calcext:apply-style-name="CalcError" calcext:value="is-error" calcext:base-cell-address="Star.C10"/>
          </calcext:conditional-format>
          <calcext:conditional-format calcext:target-range-address="Star.C37:Star.C37 Star.C39:Star.C40 Star.C42:Star.C44 Star.E40:Star.E43">
            <calcext:condition calcext:apply-style-name="CalcError" calcext:value="is-error" calcext:base-cell-address="Star.C37"/>
          </calcext:conditional-format>
          <calcext:conditional-format calcext:target-range-address="Star.C41:Star.C41">
            <calcext:color-scale>
              <calcext:color-scale-entry calcext:value="2000" calcext:type="number" calcext:color="#ffc66c"/>
              <calcext:color-scale-entry calcext:value="5500" calcext:type="number" calcext:color="#fff0e6"/>
              <calcext:color-scale-entry calcext:value="50000" calcext:type="number" calcext:color="#90a6ff"/>
            </calcext:color-scale>
          </calcext:conditional-format>
        </calcext:conditional-formats>
      </table:table>
      <table:table table:name="Planet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🌍 Page: Plane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hysic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53" office:value-type="float" office:value="1" calcext:value-type="float">
            <text:p>1</text:p>
          </table:table-cell>
          <table:table-cell table:style-name="Calc" office:value-type="string" calcext:value-type="string">
            <text:p>M⊕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:</text:p>
          </table:table-cell>
          <table:table-cell table:style-name="ce53" office:value-type="float" office:value="5.51" calcext:value-type="float">
            <text:p>5,51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54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radius:</text:p>
          </table:table-cell>
          <table:table-cell table:style-name="ce57" table:formula="of:=FIXED([.G12] / 1000; 0)" office:value-type="string" office:string-value="6.372" calcext:value-type="string">
            <text:p>6.372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((3 * [.C9] * EarthMass) / (4 * PI() * ([.C10] * 1000)))^(1 / 3)" office:value-type="float" office:value="6372323.31430838" calcext:value-type="float">
            <text:p>6372323,31430838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Gravitational acc.:</text:p>
          </table:table-cell>
          <table:table-cell table:style-name="ce57" table:formula="of:=ROUND([.G13]; 2)" office:value-type="float" office:value="9.82" calcext:value-type="float">
            <text:p>9,82</text:p>
          </table:table-cell>
          <table:table-cell table:style-name="Calc" office:value-type="string" calcext:value-type="string">
            <text:p>m/s² or</text:p>
          </table:table-cell>
          <table:table-cell table:style-name="ce57" table:formula="of:=ROUND([.H13]; 2)" office:value-type="float" office:value="1" calcext:value-type="float">
            <text:p>1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(GravitationalConstant * ([.C9] * EarthMass)) / ([.G12]^2)" office:value-type="float" office:value="9.81620759636913" calcext:value-type="float">
            <text:p>9,81620759636913</text:p>
          </table:table-cell>
          <table:table-cell table:style-name="InterimResult" table:formula="of:=[.G13] / EarthGravity" office:value-type="float" office:value="1.00097460359747" calcext:value-type="float">
            <text:p>1,00097460359747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Escape velocity:</text:p>
          </table:table-cell>
          <table:table-cell table:style-name="ce57" table:formula="of:=FIXED([.G14]; 0)" office:value-type="string" office:string-value="11.185" calcext:value-type="string">
            <text:p>11.185</text:p>
          </table:table-cell>
          <table:table-cell table:style-name="Calc" office:value-type="string" calcext:value-type="string">
            <text:p>m/s</text:p>
          </table:table-cell>
          <table:table-cell table:style-name="Calc" table:number-columns-repeated="2"/>
          <table:table-cell table:style-name="InterimResult" table:formula="of:=SQRT((2 * GravitationalConstant * ([.C9] * EarthMass)) / [.G12])" office:value-type="float" office:value="11184.994280234" calcext:value-type="float">
            <text:p>11184,994280234</text:p>
          </table:table-cell>
          <table:table-cell table:style-name="InterimResult"/>
          <table:table-cell table:number-columns-repeated="56"/>
        </table:table-row>
        <table:table-row table:style-name="ro5">
          <table:table-cell/>
          <table:table-cell table:style-name="Calc"/>
          <table:table-cell table:style-name="ce64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 of satellite:</text:p>
          </table:table-cell>
          <table:table-cell table:style-name="ce65" office:value-type="float" office:value="3.34" calcext:value-type="float">
            <text:p>3,34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Roche limit:</text:p>
          </table:table-cell>
          <table:table-cell table:style-name="ce57" table:formula="of:=FIXED([.G17] / 1000; 0)" office:value-type="string" office:string-value="9.487" calcext:value-type="string">
            <text:p>9.487</text:p>
          </table:table-cell>
          <table:table-cell table:style-name="Calc" office:value-type="string" calcext:value-type="string">
            <text:p>km (rigid) to</text:p>
          </table:table-cell>
          <table:table-cell table:style-name="CalcResult" table:formula="of:=FIXED([.H17] / 1000; 0)" office:value-type="string" office:string-value="18.372" calcext:value-type="string">
            <text:p>18.372</text:p>
          </table:table-cell>
          <table:table-cell table:style-name="Calc" office:value-type="string" calcext:value-type="string">
            <text:p>km (fluid/loose)</text:p>
          </table:table-cell>
          <table:table-cell table:style-name="InterimResult" table:formula="of:=[.G12] * (1.26 * ([.C10] / [.C16])^(1 / 3))" office:value-type="float" office:value="9487170.92457629" calcext:value-type="float">
            <text:p>9487170,92457629</text:p>
          </table:table-cell>
          <table:table-cell table:style-name="InterimResult" table:formula="of:=[.G12] * (2.44 * ([.C10] / [.C16])^(1 / 3))" office:value-type="float" office:value="18371981.7904493" calcext:value-type="float">
            <text:p>18371981,7904493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66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Orbit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Mass of orbited body:</text:p>
          </table:table-cell>
          <table:table-cell table:style-name="Input" office:value-type="float" office:value="1" calcext:value-type="float">
            <text:p>1</text:p>
          </table:table-cell>
          <table:table-cell table:style-name="Calc" office:value-type="string" calcext:value-type="string">
            <text:p>M☉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Semi-major axis:</text:p>
          </table:table-cell>
          <table:table-cell table:style-name="Input" office:value-type="float" office:value="149597871" calcext:value-type="float">
            <text:p>149597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67" table:formula="of:=FIXED([.E25]; 0)" office:value-type="string" office:string-value="31.558.274" calcext:value-type="string">
            <text:p>31.558.274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4] * 1000)^3) / (GravitationalConstant * ([.C23] * SunMass)))" office:value-type="float" office:value="31558274.4448814" calcext:value-type="float">
            <text:p>31558274,444881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67" table:formula="of:=COM.MICROSOFT.CONCAT([.E26]; &quot;d &quot;; [.F26]; &quot;h &quot;; [.G26]; &quot;m &quot;; [.H26]; &quot;s&quot;)" office:value-type="string" office:string-value="365d 6h 11m 14s" calcext:value-type="string">
            <text:p>365d 6h 11m 14s</text:p>
          </table:table-cell>
          <table:table-cell table:style-name="Calc"/>
          <table:table-cell table:style-name="InterimResult" table:formula="of:=INT([.E25] / 86400)" office:value-type="float" office:value="365" calcext:value-type="float">
            <text:p>365</text:p>
          </table:table-cell>
          <table:table-cell table:style-name="InterimResult" table:formula="of:=INT(([.C25] - ([.E26] * 86400)) / 3600)" office:value-type="float" office:value="6" calcext:value-type="float">
            <text:p>6</text:p>
          </table:table-cell>
          <table:table-cell table:style-name="InterimResult" table:formula="of:=INT((([.C25] - ([.E26] * 86400)) - ([.F26] * 3600)) / 60)" office:value-type="float" office:value="11" calcext:value-type="float">
            <text:p>11</text:p>
          </table:table-cell>
          <table:table-cell table:style-name="InterimResult" table:formula="of:=[.C25] - ( [.E26] * 86400 ) - ([.F26] * 3600) - ([.G26] * 60)" office:value-type="float" office:value="14" calcext:value-type="float">
            <text:p>14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lanetary habitabil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1st star:</text:p>
          </table:table-cell>
          <table:table-cell table:style-name="Input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5">L☉, </text:span>equivalent to</text:p>
          </table:table-cell>
          <table:table-cell table:style-name="CalcResult" table:formula="of:=IFERROR(FIXED([.G32]; 2); &quot;n/a&quot;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2]))" office:value-type="float" office:value="4.83" calcext:value-type="float">
            <text:p>4,83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2nd star:</text:p>
          </table:table-cell>
          <table:table-cell table:style-name="Input" office:value-type="float" office:value="0" calcext:value-type="float">
            <text:p>0</text:p>
          </table:table-cell>
          <table:table-cell table:style-name="Calc" office:value-type="string" calcext:value-type="string">
            <text:p><text:span text:style-name="T5">L☉, </text:span>equivalent to</text:p>
          </table:table-cell>
          <table:table-cell table:style-name="CalcResult" table:formula="of:=IFERROR(FIXED([.G33]; 2); &quot;n/a&quot;)" office:value-type="string" office:string-value="n/a" calcext:value-type="string">
            <text:p>n/a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3]))" office:value-type="string" office:string-value="" calcext:value-type="error">
            <text:p>Fehler:50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emi-major axis</text:p>
          </table:table-cell>
          <table:table-cell table:style-name="Input" office:value-type="float" office:value="1" calcext:value-type="float">
            <text:p>1</text:p>
          </table:table-cell>
          <table:table-cell table:style-name="Calc" office:value-type="string" calcext:value-type="string">
            <text:p>AU, equivalent to</text:p>
          </table:table-cell>
          <table:table-cell table:style-name="ce67" table:formula="of:=FIXED([.G34] / 1000; 0)" office:value-type="string" office:string-value="149.597.871" calcext:value-type="string">
            <text:p>149.597.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[.C34] * AstroUnit" office:value-type="float" office:value="149597870700" calcext:value-type="float">
            <text:p>149597870700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office:value-type="string" calcext:value-type="string">
            <text:p>Bond albedo</text:p>
          </table:table-cell>
          <table:table-cell table:style-name="Input" office:value-type="float" office:value="0.306" calcext:value-type="float">
            <text:p>0,306</text:p>
          </table:table-cell>
          <table:table-cell table:style-name="Calc" table:formula="of:=COM.MICROSOFT.CONCAT(&quot;0-1; Earth: &quot;; AlbedoEarth; &quot;; 0: blackbody&quot;)" office:value-type="string" office:string-value="0-1; Earth: 0,306; 0: blackbody" calcext:value-type="string">
            <text:p>0-1; Earth: 0,306; 0: blackbody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office:value-type="string" calcext:value-type="string">
            <text:p>Atmosph. absorption</text:p>
          </table:table-cell>
          <table:table-cell table:style-name="Input" office:value-type="float" office:value="0.78" calcext:value-type="float">
            <text:p>0,78</text:p>
          </table:table-cell>
          <table:table-cell table:style-name="Calc" table:formula="of:=COM.MICROSOFT.CONCAT(&quot;0-1; Earth: &quot;; AtmosphericAbsorptionEarth; &quot;; 0: no atmosphere&quot;)" office:value-type="string" office:string-value="0-1; Earth: 0,78; 0: no atmosphere" calcext:value-type="string">
            <text:p>0-1; Earth: 0,78; 0: no atmosphere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57" table:formula="of:=IF([.G38] &gt;= 1000; FIXED([.G38]; 0); ROUND([.G38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57" table:formula="of:=IF([.G39] &gt;= 1000; FIXED([.G39]; 0); ROUND([.G39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([.C32] + [.C33]) / 1.1)" office:value-type="float" office:value="0.953462589245592" calcext:value-type="float">
            <text:p>0,95346258924559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57" table:formula="of:=FIXED([.G38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57" table:formula="of:=FIXED([.G39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([.C32] + [.C33]) / 0.53)" office:value-type="float" office:value="1.37360563948689" calcext:value-type="float">
            <text:p>1,37360563948689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Effective temperature:</text:p>
          </table:table-cell>
          <table:table-cell table:style-name="ce67" table:formula="of:=FIXED([.G41]; 1)" office:value-type="string" office:string-value="254,0" calcext:value-type="string">
            <text:p>254,0</text:p>
          </table:table-cell>
          <table:table-cell table:style-name="Calc" office:value-type="string" calcext:value-type="string">
            <text:p>K or</text:p>
          </table:table-cell>
          <table:table-cell table:style-name="ce67" table:formula="of:=FIXED([.G41] + AbsoluteZero; 1)" office:value-type="string" office:string-value="-19,1" calcext:value-type="string">
            <text:p>-19,1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(((1 - [.C35]) * (LuminositySun * ([.C32] + [.C33]))) / (16 * PI() * ([.C34] * AstroUnit)^2 * StefanBoltzmannConstant))^(1 / 4)" office:value-type="float" office:value="254.038703676235" calcext:value-type="float">
            <text:p>254,038703676235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urface temperature:</text:p>
          </table:table-cell>
          <table:table-cell table:style-name="ce67" table:formula="of:=FIXED([.G42]; 1)" office:value-type="string" office:string-value="287,5" calcext:value-type="string">
            <text:p>287,5</text:p>
          </table:table-cell>
          <table:table-cell table:style-name="Calc" office:value-type="string" calcext:value-type="string">
            <text:p>K or</text:p>
          </table:table-cell>
          <table:table-cell table:style-name="ce67" table:formula="of:=FIXED([.G42] + AbsoluteZero; 1)" office:value-type="string" office:string-value="14,3" calcext:value-type="string">
            <text:p>14,3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[.G41] * (1 / (1 - ([.C36] / 2)))^(1 / 4)" office:value-type="float" office:value="287.453386316874" calcext:value-type="float">
            <text:p>287,453386316874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Direct sun illum.:</text:p>
          </table:table-cell>
          <table:table-cell table:style-name="ce67" table:formula="of:=COM.MICROSOFT.IFS([.H44] &lt; 10; ROUND([.H44]; 4); [.H44] &lt; 100; ROUND([.H44]; 2); [.H44] &gt;= 100; FIXED([.H44]; 0))" office:value-type="string" office:string-value="400.000" calcext:value-type="string">
            <text:p>400.000</text:p>
          </table:table-cell>
          <table:table-cell table:style-name="ce51" office:value-type="string" calcext:value-type="string">
            <text:p>× full Moon or</text:p>
          </table:table-cell>
          <table:table-cell table:style-name="ce67" table:formula="of:=COM.MICROSOFT.IFS([.I44] &lt; 10; ROUND([.I44]; 4); [.I44] &lt; 100; ROUND([.I44]; 2); [.I44] &gt;= 100; FIXED([.I44]; 0))" office:value-type="string" office:string-value="10.000" calcext:value-type="string">
            <text:p>10.000</text:p>
          </table:table-cell>
          <table:table-cell table:style-name="ce68" office:value-type="string" calcext:value-type="string">
            <text:p>× street light or</text:p>
          </table:table-cell>
          <table:table-cell table:style-name="InterimResult" table:formula="of:=([.C32] + [.C33]) / [.C34]^2" office:value-type="float" office:value="1" calcext:value-type="float">
            <text:p>1</text:p>
          </table:table-cell>
          <table:table-cell table:style-name="InterimResult" table:formula="of:=[.G44] * (IllumDirectSun / IllumFullMoon)" office:value-type="float" office:value="400000" calcext:value-type="float">
            <text:p>400000</text:p>
          </table:table-cell>
          <table:table-cell table:style-name="InterimResult" table:formula="of:=[.G44] * (IllumDirectSun / IllumStreetLight)" office:value-type="float" office:value="10000" calcext:value-type="float">
            <text:p>10000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67" table:formula="of:=COM.MICROSOFT.IFS([.H45] &lt; 10; ROUND([.H45]; 4); [.H45] &lt; 100; ROUND([.H45]; 2); [.H45] &gt;= 100; FIXED([.H45]; 0))" office:value-type="string" office:string-value="250" calcext:value-type="string">
            <text:p>250</text:p>
          </table:table-cell>
          <table:table-cell table:style-name="Calc" office:value-type="string" calcext:value-type="string">
            <text:p><text:span text:style-name="T5">×</text:span> sunset or</text:p>
          </table:table-cell>
          <table:table-cell table:style-name="ce67" table:formula="of:=COM.MICROSOFT.IFS([.I45] &lt; 10; ROUND([.I45]; 4); [.I45] &lt; 100; ROUND([.I45]; 2); [.I45] &gt;= 100; FIXED([.I45]; 0))" office:value-type="float" office:value="5" calcext:value-type="float">
            <text:p>5</text:p>
          </table:table-cell>
          <table:table-cell table:style-name="ce51" office:value-type="string" calcext:value-type="string">
            <text:p>× daylight or</text:p>
          </table:table-cell>
          <table:table-cell table:style-name="InterimResult"/>
          <table:table-cell table:style-name="InterimResult" table:formula="of:=[.G44] * (IllumDirectSun / IllumSunset)" office:value-type="float" office:value="250" calcext:value-type="float">
            <text:p>250</text:p>
          </table:table-cell>
          <table:table-cell table:style-name="InterimResult" table:formula="of:=[.G44] * (IllumDirectSun / IllumDaylight)" office:value-type="float" office:value="5" calcext:value-type="float">
            <text:p>5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67" table:formula="of:=COM.MICROSOFT.IFS([.G44] &lt; 10; ROUND([.G44]; 4); [.G44] &lt; 100; ROUND([.G44]; 2); [.G44] &gt;= 100; FIXED([.G44]; 0))" office:value-type="float" office:value="1" calcext:value-type="float">
            <text:p>1</text:p>
          </table:table-cell>
          <table:table-cell table:style-name="ce51" office:value-type="string" calcext:value-type="string">
            <text:p>× direct sun or</text:p>
          </table:table-cell>
          <table:table-cell table:style-name="ce67" table:formula="of:=FIXED([.G46]; 2)" office:value-type="string" office:string-value="-26,70" calcext:value-type="string">
            <text:p>-26,70</text:p>
          </table:table-cell>
          <table:table-cell table:style-name="Calc" office:value-type="string" calcext:value-type="string">
            <text:p>mag(vis)</text:p>
          </table:table-cell>
          <table:table-cell table:style-name="InterimResult" table:formula="of:=VisMagSun + LOG10(1 / [.G44]) / 0.4" office:value-type="float" office:value="-26.7" calcext:value-type="float">
            <text:p>-26,7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3"/>
          <table:table-cell table:number-columns-repeated="55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opulation den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lanet radius:</text:p>
          </table:table-cell>
          <table:table-cell table:style-name="Input" office:value-type="float" office:value="6371" calcext:value-type="float">
            <text:p>6371</text:p>
          </table:table-cell>
          <table:table-cell table:style-name="Calc" office:value-type="string" calcext:value-type="string">
            <text:p>k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Input" office:value-type="float" office:value="29" calcext:value-type="float">
            <text:p>29</text:p>
          </table:table-cell>
          <table:table-cell table:style-name="Calc" office:value-type="string" calcext:value-type="string">
            <text:p>%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:</text:p>
          </table:table-cell>
          <table:table-cell table:style-name="Input" office:value-type="float" office:value="6000" calcext:value-type="float">
            <text:p>600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CalcResult" table:formula="of:=FIXED([.E55]; 0)" office:value-type="string" office:string-value="147.918.697" calcext:value-type="string">
            <text:p>147.918.697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4 * PI() * [.C52]^2 * ([.C53] / 100)" office:value-type="float" office:value="147918696.853839" calcext:value-type="float">
            <text:p>147918696,853839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CalcResult" table:formula="of:=IF([.E56] &gt;= 1000; FIXED([.E56]; 0); ROUND([.E56]; 1))" office:value-type="float" office:value="40.6" calcext:value-type="float">
            <text:p>40,6</text:p>
          </table:table-cell>
          <table:table-cell table:style-name="Calc" office:value-type="string" calcext:value-type="string">
            <text:p>/km²</text:p>
          </table:table-cell>
          <table:table-cell table:style-name="InterimResult" table:formula="of:=([.C54] * 1000000) / [.E55]" office:value-type="float" office:value="40.5628235484573" calcext:value-type="float">
            <text:p>40,5628235484573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City area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:</text:p>
          </table:table-cell>
          <table:table-cell table:style-name="Input" office:value-type="float" office:value="10" calcext:value-type="float">
            <text:p>1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Input" office:value-type="float" office:value="5000" calcext:value-type="float">
            <text:p>5000</text:p>
          </table:table-cell>
          <table:table-cell table:style-name="Calc" office:value-type="string" calcext:value-type="string">
            <text:p>/km²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City area:</text:p>
          </table:table-cell>
          <table:table-cell table:style-name="CalcResult" table:formula="of:=FIXED([.E64]; 0)" office:value-type="string" office:string-value="2.000" calcext:value-type="string">
            <text:p>2.000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([.C62] * 1000000) / [.C63]" office:value-type="float" office:value="2000" calcext:value-type="float">
            <text:p>2000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3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lanet.C14:Planet.C18 Planet.C38:Planet.C39 Planet.E38:Planet.E39 Planet.C9:Planet.C13 Planet.E13:Planet.E13">
            <calcext:condition calcext:apply-style-name="CalcError" calcext:value="is-error" calcext:base-cell-address="Planet.C9"/>
          </calcext:conditional-format>
          <calcext:conditional-format calcext:target-range-address="Planet.C14:Planet.C17 Planet.C25:Planet.C26 Planet.C38:Planet.C39 Planet.C41:Planet.C42 Planet.C44:Planet.C46 Planet.E34:Planet.E34 Planet.E38:Planet.E39 Planet.E41:Planet.E42 Planet.E44:Planet.E46 Planet.C12:Planet.C13 Planet.E13:Planet.E13">
            <calcext:condition calcext:apply-style-name="CalcError" calcext:value="is-error" calcext:base-cell-address="Planet.C12"/>
          </calcext:conditional-format>
        </calcext:conditional-formats>
      </table:table>
      <table:table table:name="Satellite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🌔 Page: Natural satellit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appear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Distance:</text:p>
          </table:table-cell>
          <table:table-cell table:style-name="Input" office:value-type="float" office:value="384400" calcext:value-type="float">
            <text:p>384400</text:p>
          </table:table-cell>
          <table:table-cell table:style-name="Calc" table:formula="of:=COM.MICROSOFT.CONCAT(&quot;km; Moon: &quot;; FIXED(SemiMajorAxisMoon; 0))" office:value-type="string" office:string-value="km; Moon: 384.400" calcext:value-type="string">
            <text:p>km; Moon: 384.400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Radius:</text:p>
          </table:table-cell>
          <table:table-cell table:style-name="Input" office:value-type="float" office:value="1738" calcext:value-type="float">
            <text:p>1738</text:p>
          </table:table-cell>
          <table:table-cell table:style-name="Calc" table:formula="of:=COM.MICROSOFT.CONCAT(&quot;km; Moon: &quot;; FIXED(RadiusMoon; 0))" office:value-type="string" office:string-value="km; Moon: 1.738" calcext:value-type="string">
            <text:p>km; Moon: 1.738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Bond albedo:</text:p>
          </table:table-cell>
          <table:table-cell table:style-name="Input" office:value-type="float" office:value="0.12" calcext:value-type="float">
            <text:p>0,12</text:p>
          </table:table-cell>
          <table:table-cell table:style-name="Calc" table:formula="of:=COM.MICROSOFT.CONCAT(&quot;Moon: &quot;; AlbedoMoon)" office:value-type="string" office:string-value="Moon: 0,12" calcext:value-type="string">
            <text:p>Moon: 0,12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Sunlight:</text:p>
          </table:table-cell>
          <table:table-cell table:style-name="Input" office:value-type="float" office:value="1" calcext:value-type="float">
            <text:p>1</text:p>
          </table:table-cell>
          <table:table-cell table:style-name="ce70" office:value-type="string" calcext:value-type="string">
            <text:p><text:span text:style-name="T6">× </text:span>☉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diameter:</text:p>
          </table:table-cell>
          <table:table-cell table:style-name="CalcResult" table:formula="of:=COM.MICROSOFT.CONCAT([.H14]; &quot;°&quot;; [.I14]; &quot;′&quot;; [.J14]; &quot;″&quot;)" office:value-type="string" office:string-value="0°31′5,19″" calcext:value-type="string">
            <text:p>0°31′5,19″</text:p>
          </table:table-cell>
          <table:table-cell table:style-name="Calc" office:value-type="string" calcext:value-type="string">
            <text:p>deg°min’sec“ or</text:p>
          </table:table-cell>
          <table:table-cell table:style-name="CalcResult" table:formula="of:=COM.MICROSOFT.IFS([.K14] &lt; 10; ROUND([.K14]; 4); [.K14] &lt; 100; ROUND([.K14]; 2); [.K14] &gt;= 100; FIXED([.K14]; 0))" office:value-type="float" office:value="0.9999" calcext:value-type="float">
            <text:p>0,9999</text:p>
          </table:table-cell>
          <table:table-cell table:style-name="ce51" office:value-type="string" calcext:value-type="string">
            <text:p>× Moon</text:p>
          </table:table-cell>
          <table:table-cell table:style-name="InterimResult" table:formula="of:=DEGREES(2 * ASIN([.C10] / [.C9]))" office:value-type="float" office:value="0.518108241797523" calcext:value-type="float">
            <text:p>0,518108241797523</text:p>
          </table:table-cell>
          <table:table-cell table:style-name="InterimResult" table:formula="of:=INT([.G14])" office:value-type="float" office:value="0" calcext:value-type="float">
            <text:p>0</text:p>
          </table:table-cell>
          <table:table-cell table:style-name="InterimResult" table:formula="of:=INT(([.G14] - [.H14]) * 60)" office:value-type="float" office:value="31" calcext:value-type="float">
            <text:p>31</text:p>
          </table:table-cell>
          <table:table-cell table:style-name="InterimResult" table:formula="of:=FIXED((([.G14] - [.H14]) * 3600) - ([.I14] * 60); 2)" office:value-type="string" office:string-value="5,19" calcext:value-type="string">
            <text:p>5,19</text:p>
          </table:table-cell>
          <table:table-cell table:style-name="InterimResult" table:formula="of:=[.G14] / (AngDiamMoon / 60)" office:value-type="float" office:value="0.999887246955657" calcext:value-type="float">
            <text:p>0,999887246955657</text:p>
          </table:table-cell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area:</text:p>
          </table:table-cell>
          <table:table-cell table:style-name="CalcResult" table:formula="of:=COM.MICROSOFT.IFS([.G15] &lt; 10; ROUND([.G15]; 4); [.G15] &lt; 100; ROUND([.G15]; 2); [.G15] &gt;= 100; FIXED([.G15]; 0))" office:value-type="float" office:value="0.2108" calcext:value-type="float">
            <text:p>0,2108</text:p>
          </table:table-cell>
          <table:table-cell table:style-name="Calc" office:value-type="string" calcext:value-type="string">
            <text:p>square degrees or</text:p>
          </table:table-cell>
          <table:table-cell table:style-name="CalcResult" table:formula="of:=COM.MICROSOFT.IFS([.H15] &lt; 10; ROUND([.H15]; 4); [.H15] &lt; 100; ROUND([.H15]; 2); [.H15] &gt;= 100; FIXED([.H15]; 0))" office:value-type="float" office:value="0.9998" calcext:value-type="float">
            <text:p>0,9998</text:p>
          </table:table-cell>
          <table:table-cell table:style-name="ce51" office:value-type="string" calcext:value-type="string">
            <text:p>× Moon</text:p>
          </table:table-cell>
          <table:table-cell table:style-name="InterimResult" table:formula="of:=PI() * ([.G14] / 2)^2" office:value-type="float" office:value="0.210829259371108" calcext:value-type="float">
            <text:p>0,210829259371108</text:p>
          </table:table-cell>
          <table:table-cell table:style-name="InterimResult" table:formula="of:=[.G15] / (PI() * ((AngDiamMoon / 60) / 2)^2)" office:value-type="float" office:value="0.999774506624565" calcext:value-type="float">
            <text:p>0,99977450662456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Illuminance:</text:p>
          </table:table-cell>
          <table:table-cell table:style-name="CalcResult" table:formula="of:=COM.MICROSOFT.IFS([.G16] &lt; 10; ROUND([.G16]; 4); [.G16] &lt; 100; ROUND([.G16]; 2); [.G16] &gt;= 100; FIXED([.G16]; 0))" office:value-type="float" office:value="0.2499" calcext:value-type="float">
            <text:p>0,2499</text:p>
          </table:table-cell>
          <table:table-cell table:style-name="ce51" office:value-type="string" calcext:value-type="string">
            <text:p>lux or</text:p>
          </table:table-cell>
          <table:table-cell table:style-name="CalcResult" table:formula="of:=FIXED([.H16]; 2)" office:value-type="string" office:string-value="-12,74" calcext:value-type="string">
            <text:p>-12,74</text:p>
          </table:table-cell>
          <table:table-cell table:style-name="ce51" office:value-type="string" calcext:value-type="string">
            <text:p>mag (vis) or</text:p>
          </table:table-cell>
          <table:table-cell table:style-name="InterimResult" table:formula="of:=[.G17] * IllumFullMoon" office:value-type="float" office:value="0.249943626656141" calcext:value-type="float">
            <text:p>0,249943626656141</text:p>
          </table:table-cell>
          <table:table-cell table:style-name="InterimResult" table:formula="of:=VisMagMoon - (2.5 * LOG10([.G17]))" office:value-type="float" office:value="-12.7397551460709" calcext:value-type="float">
            <text:p>-12,7397551460709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7] &lt; 10; ROUND([.G17]; 4); [.G17] &lt; 100; ROUND([.G17]; 2); [.G17] &gt;= 100; FIXED([.G17]; 0))" office:value-type="float" office:value="0.9998" calcext:value-type="float">
            <text:p>0,9998</text:p>
          </table:table-cell>
          <table:table-cell table:style-name="ce51" office:value-type="string" calcext:value-type="string">
            <text:p>× full Moon or</text:p>
          </table:table-cell>
          <table:table-cell table:style-name="CalcResult" table:formula="of:=COM.MICROSOFT.IFS([.H17] &lt; 10; ROUND([.H17]; 4); [.H17] &lt; 100; ROUND([.H17]; 2); [.H17] &gt;= 100; FIXED([.H17]; 0))" office:value-type="float" office:value="0.025" calcext:value-type="float">
            <text:p>0,025</text:p>
          </table:table-cell>
          <table:table-cell table:style-name="ce51" office:value-type="string" calcext:value-type="string">
            <text:p>× street light or</text:p>
          </table:table-cell>
          <table:table-cell table:style-name="InterimResult" table:formula="of:=[.G15] / (PI() * (AngDiamMoon / 60 / 2)^2) * ([.C11] / AlbedoMoon) * [.C12]" office:value-type="float" office:value="0.999774506624565" calcext:value-type="float">
            <text:p>0,999774506624565</text:p>
          </table:table-cell>
          <table:table-cell table:style-name="InterimResult" table:formula="of:=[.G17] / (IllumStreetLight / IllumFullMoon)" office:value-type="float" office:value="0.0249943626656141" calcext:value-type="float">
            <text:p>0,024994362665614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8] &lt; 10; ROUND([.G18]; 4); [.G18] &lt; 100; ROUND([.G18]; 2); [.G18] &gt;= 100; FIXED([.G18]; 0))" office:value-type="float" office:value="0.0006" calcext:value-type="float">
            <text:p>0,0006</text:p>
          </table:table-cell>
          <table:table-cell table:style-name="ce51" office:value-type="string" calcext:value-type="string">
            <text:p>× sunset</text:p>
          </table:table-cell>
          <table:table-cell table:style-name="CalcResult" table:formula="of:=COM.MICROSOFT.IFS([.H18] &lt; 10; ROUND([.H18]; 4); [.H18] &lt; 100; ROUND([.H18]; 2); [.H18] &gt;= 100; FIXED([.H18]; 0))" office:value-type="float" office:value="0" calcext:value-type="float">
            <text:p>0</text:p>
          </table:table-cell>
          <table:table-cell table:style-name="ce51" office:value-type="string" calcext:value-type="string">
            <text:p>× daylight</text:p>
          </table:table-cell>
          <table:table-cell table:style-name="InterimResult" table:formula="of:=[.G17] / (IllumSunset / IllumFullMoon)" office:value-type="float" office:value="0.000624859066640353" calcext:value-type="float">
            <text:p>0,00062485906664</text:p>
          </table:table-cell>
          <table:table-cell table:style-name="InterimResult" table:formula="of:=[.G17] / (IllumDaylight / IllumFullMoon)" office:value-type="float" office:value="0.0000124971813328071" calcext:value-type="float">
            <text:p>1,24971813328071E-0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5"/>
          <table:table-cell table:number-columns-repeated="53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orbi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Mass of orbited planet:</text:p>
          </table:table-cell>
          <table:table-cell table:style-name="Input" office:value-type="float" office:value="1" calcext:value-type="float">
            <text:p>1</text:p>
          </table:table-cell>
          <table:table-cell table:style-name="ce70" office:value-type="string" calcext:value-type="string">
            <text:p>M⊕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Semi-major axis:</text:p>
          </table:table-cell>
          <table:table-cell table:style-name="Input" office:value-type="float" office:value="384400" calcext:value-type="float">
            <text:p>384400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69" table:formula="of:=FIXED([.E26]; 0)" office:value-type="string" office:string-value="2.371.839" calcext:value-type="string">
            <text:p>2.371.839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5] * 1000)^3) / (GravitationalConstant * ([.C24] * EarthMass)))" office:value-type="float" office:value="2371839.3341034" calcext:value-type="float">
            <text:p>2371839,334103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69" table:formula="of:=COM.MICROSOFT.CONCAT([.E27]; &quot;d &quot;; [.F27]; &quot;h &quot;; [.G27]; &quot;m &quot;; [.H27]; &quot;s&quot;)" office:value-type="string" office:string-value="27d 10h 50m 39s" calcext:value-type="string">
            <text:p>27d 10h 50m 39s</text:p>
          </table:table-cell>
          <table:table-cell table:style-name="Calc"/>
          <table:table-cell table:style-name="InterimResult" table:formula="of:=INT([.E26] / 86400)" office:value-type="float" office:value="27" calcext:value-type="float">
            <text:p>27</text:p>
          </table:table-cell>
          <table:table-cell table:style-name="InterimResult" table:formula="of:=INT(([.C26] - ([.E27] * 86400)) / 3600)" office:value-type="float" office:value="10" calcext:value-type="float">
            <text:p>10</text:p>
          </table:table-cell>
          <table:table-cell table:style-name="InterimResult" table:formula="of:=INT((([.C26] - ([.E27] * 86400)) - ([.F27] * 3600)) / 60)" office:value-type="float" office:value="50" calcext:value-type="float">
            <text:p>50</text:p>
          </table:table-cell>
          <table:table-cell table:style-name="InterimResult" table:formula="of:=[.C26] - ( [.E27] * 86400 ) - ([.F27] * 3600) - ([.G27] * 60)" office:value-type="float" office:value="39" calcext:value-type="float">
            <text:p>39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28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atellite.C26:Satellite.C27">
            <calcext:condition calcext:apply-style-name="CalcError" calcext:value="is-error" calcext:base-cell-address="Satellite.C26"/>
          </calcext:conditional-format>
        </calcext:conditional-formats>
      </table:table>
      <table:table table:name="Impac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☄ Page: Impac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Impact and crat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Impactor diameter:</text:p>
          </table:table-cell>
          <table:table-cell table:style-name="Input" office:value-type="float" office:value="500" calcext:value-type="float">
            <text:p>500</text:p>
          </table:table-cell>
          <table:table-cell table:style-name="Calc" office:value-type="string" calcext:value-type="string">
            <text:p>m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Impactor density:</text:p>
          </table:table-cell>
          <table:table-cell table:style-name="Input" office:value-type="float" office:value="3.5" calcext:value-type="float">
            <text:p>3,5</text:p>
          </table:table-cell>
          <table:table-cell table:style-name="Calc" office:value-type="string" calcext:value-type="string">
            <text:p>g/cm³ (iron: 7-8, chondrite: 3-3.7, comet: 0.6)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mass:</text:p>
          </table:table-cell>
          <table:table-cell table:style-name="ce60" table:formula="of:=[.H11]" office:value-type="float" office:value="229074464324.256" calcext:value-type="float">
            <text:p>2,29E+11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(4 / 3) * PI() * (([.C9] / 2)^3)" office:value-type="float" office:value="65449846.9497873" calcext:value-type="float">
            <text:p>65449846,9497873</text:p>
          </table:table-cell>
          <table:table-cell table:style-name="InterimResult" table:formula="of:=[.C10] * 1000 * [.G11]" office:value-type="float" office:value="229074464324.256" calcext:value-type="float">
            <text:p>229074464324,256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velocity:</text:p>
          </table:table-cell>
          <table:table-cell table:style-name="ce61" office:value-type="float" office:value="20" calcext:value-type="float">
            <text:p>20</text:p>
          </table:table-cell>
          <table:table-cell table:style-name="Calc" office:value-type="string" calcext:value-type="string">
            <text:p>km/s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62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Kinetic energy:</text:p>
          </table:table-cell>
          <table:table-cell table:style-name="ce63" table:formula="of:=[.G14]" office:value-type="float" office:value="4.58148928648511E+019" calcext:value-type="float">
            <text:p>4,58E+19</text:p>
          </table:table-cell>
          <table:table-cell table:style-name="Calc" office:value-type="string" calcext:value-type="string">
            <text:p>J</text:p>
          </table:table-cell>
          <table:table-cell table:style-name="Calc" table:number-columns-repeated="2"/>
          <table:table-cell table:style-name="InterimResult" table:formula="of:=(1 / 2) * [.H11] * (([.C12] * 1000)^2)" office:value-type="float" office:value="4.58148928648511E+019" calcext:value-type="float">
            <text:p>4,58148928648511E+019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63" table:formula="of:=IF([.G15] &lt; 10^9; FIXED([.G15]; 3); [.G15])" office:value-type="float" office:value="9162978572.97023" calcext:value-type="float">
            <text:p>9,16E+09</text:p>
          </table:table-cell>
          <table:table-cell table:style-name="Calc" office:value-type="string" calcext:value-type="string">
            <text:p><text:span text:style-name="T6">×</text:span> lightning bolt or</text:p>
          </table:table-cell>
          <table:table-cell table:style-name="ce63" table:formula="of:=IF([.H15] &lt; 10^9; FIXED([.H15]; 3); [.H15])" office:value-type="string" office:string-value="727.220,522" calcext:value-type="string">
            <text:p>727.220,522</text:p>
          </table:table-cell>
          <table:table-cell table:style-name="Calc" office:value-type="string" calcext:value-type="string">
            <text:p><text:span text:style-name="T6">×</text:span> Hiroshima bomb or</text:p>
          </table:table-cell>
          <table:table-cell table:style-name="InterimResult" table:formula="of:=[.G14] / EnergyLightningBolt" office:value-type="float" office:value="9162978572.97023" calcext:value-type="float">
            <text:p>9162978572,97023</text:p>
          </table:table-cell>
          <table:table-cell table:style-name="InterimResult" table:formula="of:=[.G14] / EnergyHiroshimaBomb" office:value-type="float" office:value="727220.521664304" calcext:value-type="float">
            <text:p>727220,521664304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63" table:formula="of:=IF([.G16] &lt; 10^9; FIXED([.G16]; 3); [.G16])" office:value-type="string" office:string-value="218,166" calcext:value-type="string">
            <text:p>218,166</text:p>
          </table:table-cell>
          <table:table-cell table:style-name="Calc" office:value-type="string" calcext:value-type="string">
            <text:p><text:span text:style-name="T6">×</text:span> Tsar Bomba or</text:p>
          </table:table-cell>
          <table:table-cell table:style-name="ce63" table:formula="of:=IF([.H16] &lt; 10^9; FIXED([.H16]; 3); [.H16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6">×</text:span> Chicxulub impact or</text:p>
          </table:table-cell>
          <table:table-cell table:style-name="InterimResult" table:formula="of:=[.G14] / EnergyTsarBomba" office:value-type="float" office:value="218.166156499291" calcext:value-type="float">
            <text:p>218,166156499291</text:p>
          </table:table-cell>
          <table:table-cell table:style-name="InterimResult" table:formula="of:=[.G14] / EnergyChicxulub" office:value-type="float" office:value="0.000106546262476398" calcext:value-type="float">
            <text:p>0,000106546262476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63" table:formula="of:=IF([.G17] &lt; 10^9; FIXED([.G17]; 3); [.G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6">×</text:span> major solar flare or</text:p>
          </table:table-cell>
          <table:table-cell table:style-name="ce63" table:formula="of:=IF([.H17] &lt; 10^9; FIXED([.H17]; 3); [.H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6">×</text:span> Earth destruction</text:p>
          </table:table-cell>
          <table:table-cell table:style-name="InterimResult" table:formula="of:=[.G14] / EnergySolarFlare" office:value-type="float" office:value="0.00000458148928648511" calcext:value-type="float">
            <text:p>4,58148928648511E-06</text:p>
          </table:table-cell>
          <table:table-cell table:style-name="InterimResult" table:formula="of:= [.G14] / EnergyEarthDestruction" office:value-type="float" office:value="0.000000000000204530771718085" calcext:value-type="float">
            <text:p>2,04530771718085E-1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75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crater size:</text:p>
          </table:table-cell>
          <table:table-cell table:style-name="ce79" table:formula="of:=COM.MICROSOFT.IFS([.G19] &lt; 10; ROUND([.G19]; 2); [.G19] &lt; 100; ROUND([.G19]; 1); [.G19] &gt;= 100; FIXED([.G19]; 0))" office:value-type="float" office:value="4.75" calcext:value-type="float">
            <text:p>4,75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10^(1.026 + 1.16 * LOG10([.C9] / 1000))" office:value-type="float" office:value="4.75122070692851" calcext:value-type="float">
            <text:p>4,75122070692851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Lower bound:</text:p>
          </table:table-cell>
          <table:table-cell table:style-name="ce79" table:formula="of:=COM.MICROSOFT.IFS([.G20] &lt; 10; ROUND([.G20]; 2); [.G20] &lt; 100; ROUND([.G20]; 1); [.G20] &gt;= 100; FIXED([.G20]; 0))" office:value-type="float" office:value="1.54" calcext:value-type="float">
            <text:p>1,54</text:p>
          </table:table-cell>
          <table:table-cell table:style-name="Calc" office:value-type="string" calcext:value-type="string">
            <text:p>km, upper bound:</text:p>
          </table:table-cell>
          <table:table-cell table:style-name="ce84" table:formula="of:=COM.MICROSOFT.IFS([.H20] &lt; 10; ROUND([.H20]; 2); [.H20] &lt; 100; ROUND([.H20]; 1); [.H20] &gt;= 100; FIXED([.H20]; 0))" office:value-type="float" office:value="14.6" calcext:value-type="float">
            <text:p>14,6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10^((1.026-0.5) + (1.16-0.04) * LOG10([.C9] / 1000))" office:value-type="float" office:value="1.54470803238313" calcext:value-type="float">
            <text:p>1,54470803238313</text:p>
          </table:table-cell>
          <table:table-cell table:style-name="InterimResult" table:formula="of:=10^((1.026 + 0.5) + (1.16 + 0.04) * LOG10([.C9] / 1000))" office:value-type="float" office:value="14.6138284599451" calcext:value-type="float">
            <text:p>14,6138284599451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80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Impact.E15:Impact.E17 Impact.C11:Impact.C21">
            <calcext:condition calcext:apply-style-name="CalcError" calcext:value="is-error" calcext:base-cell-address="Impact.C11"/>
          </calcext:conditional-format>
          <calcext:conditional-format calcext:target-range-address="Impact.C11:Impact.C11 Impact.C19:Impact.C20 Impact.E20:Impact.E20 Impact.E15:Impact.E17 Impact.C14:Impact.C17">
            <calcext:condition calcext:apply-style-name="CalcError" calcext:value="is-error" calcext:base-cell-address="Impact.C11"/>
          </calcext:conditional-format>
        </calcext:conditional-formats>
      </table:table>
      <table:table table:name="Travel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🠶 Page: Space travel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Light years ↔ parsec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Input" office:value-type="float" office:value="10" calcext:value-type="float">
            <text:p>10</text:p>
          </table:table-cell>
          <table:table-cell table:style-name="Calc" office:value-type="string" calcext:value-type="string">
            <text:p>light years =</text:p>
          </table:table-cell>
          <table:table-cell table:style-name="ce100" table:formula="of:=COM.MICROSOFT.IFS([.F9] &lt; 10; ROUND([.F9]; 3); [.F9] &lt; 100; ROUND([.F9]; 2); [.F9] &lt; 1000; ROUND([.F9]; 1); [.F9] &gt;= 1000; FIXED([.F9]; 0))" office:value-type="float" office:value="3.066" calcext:value-type="float">
            <text:p>3,066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formula="of:=[.B9] / ParsecInLY" office:value-type="float" office:value="3.0660139380129" calcext:value-type="float">
            <text:p>3,0660139380129</text:p>
          </table:table-cell>
          <table:table-cell table:number-columns-repeated="58"/>
        </table:table-row>
        <table:table-row table:style-name="ro5">
          <table:table-cell/>
          <table:table-cell table:style-name="CalcSeparator"/>
          <table:table-cell table:style-name="ce85"/>
          <table:table-cell table:style-name="CalcSeparator" table:number-columns-repeated="2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/>
          <table:table-cell table:style-name="ce86"/>
          <table:table-cell table:style-name="Calc" table:number-columns-repeated="2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Input" office:value-type="float" office:value="10" calcext:value-type="float">
            <text:p>10</text:p>
          </table:table-cell>
          <table:table-cell table:style-name="ce86" office:value-type="string" calcext:value-type="string">
            <text:p>parsec =</text:p>
          </table:table-cell>
          <table:table-cell table:style-name="ce100" table:formula="of:=COM.MICROSOFT.IFS([.F12] &lt; 10; ROUND([.F12]; 3); [.F12] &lt; 100; ROUND([.F12]; 2); [.F12] &lt; 1000; ROUND([.F12]; 1); [.F12] &gt;= 1000; FIXED([.F12]; 0))" office:value-type="float" office:value="32.62" calcext:value-type="float">
            <text:p>32,62</text:p>
          </table:table-cell>
          <table:table-cell table:style-name="Calc" office:value-type="string" calcext:value-type="string">
            <text:p>light years</text:p>
          </table:table-cell>
          <table:table-cell table:style-name="InterimResult" table:formula="of:=[.B12] * ParsecInLY" office:value-type="float" office:value="32.61563777" calcext:value-type="float">
            <text:p>32,6156377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87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facto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Input" office:value-type="float" office:value="1" calcext:value-type="float">
            <text:p>1</text:p>
          </table:table-cell>
          <table:table-cell table:style-name="ce88" office:value-type="string" calcext:value-type="string">
            <text:p>parsec/h =</text:p>
          </table:table-cell>
          <table:table-cell table:style-name="ce101" table:formula="of:=FIXED([.F18]; 0)" office:value-type="string" office:string-value="28.590" calcext:value-type="string">
            <text:p>28.59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B18] * SecondsInYear / 3600 * ParsecInLY" office:value-type="float" office:value="28590.2574319637" calcext:value-type="float">
            <text:p>28590,257431963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93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travel tim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FTL factor:</text:p>
          </table:table-cell>
          <table:table-cell table:style-name="Input" office:value-type="float" office:value="10000" calcext:value-type="float">
            <text:p>10000</text:p>
          </table:table-cell>
          <table:table-cell table:style-name="Calc" office:value-type="string" calcext:value-type="string">
            <text:p>c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Distance:</text:p>
          </table:table-cell>
          <table:table-cell table:style-name="Input" office:value-type="float" office:value="10" calcext:value-type="float">
            <text:p>10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Travel time:</text:p>
          </table:table-cell>
          <table:table-cell table:style-name="ce96" table:formula="of:=FIXED([.E26]; 0)" office:value-type="string" office:string-value="102.925" calcext:value-type="string">
            <text:p>102.925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econdsInYear / [.C24] * [.C25] * ParsecInLY" office:value-type="float" office:value="102924.92675507" calcext:value-type="float">
            <text:p>102924,92675507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98" table:formula="of:=COM.MICROSOFT.CONCAT([.E27]; &quot;d &quot;; [.F27]; &quot;h &quot;; [.G27]; &quot;m &quot;; [.H27]; &quot;s&quot;)" office:value-type="string" office:string-value="1d 4h 35m 25s" calcext:value-type="string">
            <text:p>1d 4h 35m 25s</text:p>
          </table:table-cell>
          <table:table-cell table:style-name="Calc"/>
          <table:table-cell table:style-name="InterimResult" table:formula="of:=INT([.C26] / 86400)" office:value-type="float" office:value="1" calcext:value-type="float">
            <text:p>1</text:p>
          </table:table-cell>
          <table:table-cell table:style-name="InterimResult" table:formula="of:=INT(([.C26] - ([.E27] * 86400)) / 3600)" office:value-type="float" office:value="4" calcext:value-type="float">
            <text:p>4</text:p>
          </table:table-cell>
          <table:table-cell table:style-name="InterimResult" table:formula="of:=INT((([.C26] - ([.E27] * 86400)) - ([.F27] * 3600)) / 60)" office:value-type="float" office:value="35" calcext:value-type="float">
            <text:p>35</text:p>
          </table:table-cell>
          <table:table-cell table:style-name="InterimResult" table:formula="of:=[.C26] - ( [.E27] * 86400 ) - ([.F27] * 3600) - ([.G27] * 60)" office:value-type="float" office:value="25" calcext:value-type="float">
            <text:p>25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87"/>
          <table:table-cell table:style-name="CalcBoxBottom"/>
          <table:table-cell table:style-name="InterimResult" table:number-columns-repeated="4"/>
          <table:table-cell table:number-columns-repeated="56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Time dil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locity:</text:p>
          </table:table-cell>
          <table:table-cell table:style-name="Input" office:value-type="float" office:value="0.5" calcext:value-type="float">
            <text:p>0,5</text:p>
          </table:table-cell>
          <table:table-cell table:style-name="Calc" office:value-type="string" calcext:value-type="string">
            <text:p>c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Observer time:</text:p>
          </table:table-cell>
          <table:table-cell table:style-name="ce99" table:formula="of:=ROUND([.E34]; 4)" office:value-type="float" office:value="1.1547" calcext:value-type="float">
            <text:p>1,1547</text:p>
          </table:table-cell>
          <table:table-cell table:style-name="ce51" office:value-type="string" calcext:value-type="string">
            <text:p>×</text:p>
          </table:table-cell>
          <table:table-cell table:style-name="InterimResult" table:formula="of:=1 / SQRT(1 - (([.C33] * LightSpeed / LightSpeed)^2))" office:value-type="float" office:value="1.15470053837925" calcext:value-type="float">
            <text:p>1,15470053837925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Traveler time:</text:p>
          </table:table-cell>
          <table:table-cell table:style-name="ce99" table:formula="of:=ROUND(1 / [.E34]; 4)" office:value-type="float" office:value="0.866" calcext:value-type="float">
            <text:p>0,866</text:p>
          </table:table-cell>
          <table:table-cell table:style-name="ce51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Travel.C10:Travel.C13 Travel.C18:Travel.C19 Travel.C26:Travel.C28">
            <calcext:condition calcext:apply-style-name="CalcError" calcext:value="is-error" calcext:base-cell-address="Travel.C10"/>
          </calcext:conditional-format>
          <calcext:conditional-format calcext:target-range-address="Travel.C26:Travel.C2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26:Travel.C27 Travel.C34:Travel.C35 Travel.D9:Travel.D9 Travel.D12:Travel.D12 Travel.D18:Travel.D18">
            <calcext:condition calcext:apply-style-name="CalcError" calcext:value="is-error" calcext:base-cell-address="Travel.C9"/>
          </calcext:conditional-format>
        </calcext:conditional-formats>
      </table:table>
      <table:named-expressions>
        <table:named-range table:name="AbsMagSun" table:base-cell-address="$Constants.$B$5" table:cell-range-address="$Constants.$C$7"/>
        <table:named-range table:name="AbsoluteZero" table:base-cell-address="$Constants.$B$7" table:cell-range-address="$Constants.$C$9"/>
        <table:named-range table:name="AlbedoEarth" table:base-cell-address="$Constants.$F$19" table:cell-range-address="$Constants.$F$19"/>
        <table:named-range table:name="AlbedoMoon" table:base-cell-address="$Constants.$C$20" table:cell-range-address="$Constants.$C$20"/>
        <table:named-range table:name="AngDiamMoon" table:base-cell-address="$Constants.$C$24" table:cell-range-address="$Constants.$C$24"/>
        <table:named-range table:name="AngDiamSun" table:base-cell-address="$Constants.$F$23" table:cell-range-address="$Constants.$F$23"/>
        <table:named-range table:name="AstroUnit" table:base-cell-address="$Constants.$E$7" table:cell-range-address="$Constants.$F$9"/>
        <table:named-range table:name="AtmosphericAbsorptionEarth" table:base-cell-address="$Constants.$F$20" table:cell-range-address="$Constants.$F$20"/>
        <table:named-range table:name="EarthDensity" table:base-cell-address="$Constants.$C$15" table:cell-range-address="$Constants.$C$15"/>
        <table:named-range table:name="EarthGravity" table:base-cell-address="$Constants.$C$16" table:cell-range-address="$Constants.$C$16"/>
        <table:named-range table:name="EarthMass" table:base-cell-address="$Constants.$F$14" table:cell-range-address="$Constants.$F$14"/>
        <table:named-range table:name="EnergyChicxulub" table:base-cell-address="$Constants.$C$13" table:cell-range-address="$Constants.$C$13"/>
        <table:named-range table:name="EnergyEarthDestruction" table:base-cell-address="$Constants.$C$14" table:cell-range-address="$Constants.$C$14"/>
        <table:named-range table:name="EnergyHiroshimaBomb" table:base-cell-address="$Constants.$C$12" table:cell-range-address="$Constants.$C$12"/>
        <table:named-range table:name="EnergyLightningBolt" table:base-cell-address="$Constants.$F$11" table:cell-range-address="$Constants.$F$11"/>
        <table:named-range table:name="EnergySolarFlare" table:base-cell-address="$Constants.$F$13" table:cell-range-address="$Constants.$F$13"/>
        <table:named-range table:name="EnergyTsarBomba" table:base-cell-address="$Constants.$F$12" table:cell-range-address="$Constants.$F$12"/>
        <table:named-range table:name="FifthRootOfHundred" table:base-cell-address="$Constants.$E$5" table:cell-range-address="$Constants.$F$7"/>
        <table:named-range table:name="GravitationalConstant" table:base-cell-address="$Constants.$F$15" table:cell-range-address="$Constants.$F$15"/>
        <table:named-range table:name="IllumDaylight" table:base-cell-address="$Constants.$F$18" table:cell-range-address="$Constants.$F$18"/>
        <table:named-range table:name="IllumDirectSun" table:base-cell-address="$Constants.$F$18" table:cell-range-address="$Constants.$C$19"/>
        <table:named-range table:name="IllumFullMoon" table:base-cell-address="$Constants.$C$17" table:cell-range-address="$Constants.$C$17"/>
        <table:named-range table:name="IllumStreetLight" table:base-cell-address="$Constants.$F$17" table:cell-range-address="$Constants.$F$17"/>
        <table:named-range table:name="IllumSunset" table:base-cell-address="$Constants.$C$18" table:cell-range-address="$Constants.$C$18"/>
        <table:named-range table:name="LightSpeed" table:base-cell-address="$Constants.$C$11" table:cell-range-address="$Constants.$C$11"/>
        <table:named-range table:name="LuminositySun" table:base-cell-address="$Constants.$C$21" table:cell-range-address="$Constants.$C$21"/>
        <table:named-range table:name="ParsecInLY" table:base-cell-address="$Constants.$C$10" table:cell-range-address="$Constants.$C$10"/>
        <table:named-range table:name="RadiusMoon" table:base-cell-address="$Constants.$F$24" table:cell-range-address="$Constants.$F$24"/>
        <table:named-range table:name="RadiusSun" table:base-cell-address="$Constants.$B$6" table:cell-range-address="$Constants.$C$8"/>
        <table:named-range table:name="SecondsInYear" table:base-cell-address="$Constants.$F$10" table:cell-range-address="$Constants.$F$10"/>
        <table:named-range table:name="SemiMajorAxisMoon" table:base-cell-address="$Constants.$C$23" table:cell-range-address="$Constants.$C$23"/>
        <table:named-range table:name="StefanBoltzmannConstant" table:base-cell-address="$Constants.$F$21" table:cell-range-address="$Constants.$F$21"/>
        <table:named-range table:name="SunMass" table:base-cell-address="$Constants.$F$16" table:cell-range-address="$Constants.$F$16"/>
        <table:named-range table:name="TemperatureSun" table:base-cell-address="$Constants.$E$6" table:cell-range-address="$Constants.$F$8"/>
        <table:named-range table:name="VisMagMoon" table:base-cell-address="$Constants.$F$22" table:cell-range-address="$Constants.$F$22"/>
        <table:named-range table:name="VisMagSun" table:base-cell-address="$Constants.$C$22" table:cell-range-address="$Constants.$C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Noto Sans CJK SC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 number:title="Benutzerdefiniert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number number:decimal-places="2" loext:min-decimal-places="2" number:min-integer-digits="0">
        <number:embedded-text number:position="3"> </number:embedded-text>
      </number:number>
    </number:number-style>
    <style:style style:name="Default" style:family="table-cell">
      <style:table-cell-properties fo:background-color="#000000" style:diagonal-bl-tr="none" style:diagonal-tl-br="none"/>
      <style:text-properties fo:color="#dee7e5" fo:font-size="11pt" style:font-name-asian="DejaVu Sans4" style:font-family-asian="'DejaVu Sans'" style:font-style-name-asian="Standard" style:font-family-generic-asian="swiss" style:font-pitch-asian="variable" style:font-size-asian="11pt" style:font-style-asian="normal" style:font-weight-asian="normal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PageHeading" style:family="table-cell" style:parent-style-name="Default">
      <style:table-cell-properties fo:background-color="#395511" style:diagonal-bl-tr="none" style:diagonal-tl-br="none"/>
      <style:text-properties fo:color="#ffde59" style:font-name="DejaVu Sans1" fo:font-family="'DejaVu Sans'" style:font-style-name="Normal" style:font-family-generic="swiss" style:font-pitch="variable" fo:font-size="16pt" fo:font-style="oblique" fo:font-weight="bold" style:font-size-asian="16pt" style:language-asian="ja" style:country-asian="JP" style:font-style-asian="italic" style:font-weight-asian="bold" style:font-relief="embossed"/>
    </style:style>
    <style:style style:name="PageSubheading" style:family="table-cell" style:parent-style-name="PageHeading">
      <style:table-cell-properties fo:border-bottom="1.5pt solid #ffde59" style:diagonal-bl-tr="none" style:diagonal-tl-br="none" fo:border-left="none" fo:border-right="none" fo:border-top="none"/>
      <style:text-properties fo:font-size="14pt" fo:font-style="normal" fo:font-weight="bold" style:font-size-asian="14pt" style:font-style-asian="normal" style:font-weight-asian="bold" style:font-relief="none"/>
    </style:style>
    <style:style style:name="Input" style:family="table-cell" style:parent-style-name="Default">
      <style:table-cell-properties fo:background-color="#1c1c1c" style:cell-protect="none" style:print-content="true" style:diagonal-bl-tr="none" style:diagonal-tl-br="none" style:text-align-source="fix" style:repeat-content="false" fo:border="0.26pt fine-dashed #e8a202"/>
      <style:paragraph-properties fo:text-align="end"/>
      <style:text-properties fo:color="#dee7e5" style:font-style-asian="normal" style:font-weight-asian="normal"/>
    </style:style>
    <style:style style:name="CalcResult" style:family="table-cell" style:parent-style-name="Calc" style:data-style-name="N0">
      <style:table-cell-properties fo:background-color="#383d3c" style:text-align-source="fix" style:repeat-content="false"/>
      <style:paragraph-properties fo:text-align="end"/>
      <style:text-properties fo:color="#ffde59" style:text-underline-style="dash" style:text-underline-width="auto" style:text-underline-color="#e8a202" fo:font-weight="bold" style:font-weight-asian="bold"/>
    </style:style>
    <style:style style:name="CalcHeading" style:family="table-cell" style:parent-style-name="PageSubheading">
      <style:table-cell-properties fo:border-bottom="1.5pt dotted #ffde59" fo:background-color="#000000" style:diagonal-bl-tr="none" style:diagonal-tl-br="none" fo:border-left="none" fo:border-right="none" fo:border-top="none"/>
    </style:style>
    <style:style style:name="Calc" style:family="table-cell" style:parent-style-name="Default">
      <style:table-cell-properties fo:background-color="#383d3c" style:diagonal-bl-tr="none" style:diagonal-tl-br="none" fo:padding-bottom="0.035cm" fo:padding-left="0.15cm" fo:padding-right="0.035cm" fo:padding-top="0.035cm"/>
      <style:text-properties style:font-style-asian="normal" style:font-weight-asian="normal"/>
    </style:style>
    <style:style style:name="VerticalSpacing" style:family="table-cell" style:parent-style-name="Default">
      <style:text-properties fo:color="#000000" fo:font-size="32pt" style:font-size-asian="32pt" style:font-style-asian="normal" style:font-weight-asian="normal"/>
    </style:style>
    <style:style style:name="InterimResult" style:family="table-cell" style:parent-style-name="Default">
      <style:table-cell-properties fo:background-color="#000000" style:diagonal-bl-tr="none" style:diagonal-tl-br="none"/>
      <style:text-properties fo:color="#000000" style:font-style-asian="normal" style:font-weight-asian="normal"/>
    </style:style>
    <style:style style:name="StandardEmphasis" style:family="table-cell" style:parent-style-name="Default">
      <style:text-properties fo:font-style="oblique" style:text-underline-style="dash" style:text-underline-width="auto" style:text-underline-color="#383d3c" fo:font-weight="bold" style:font-style-asian="italic" style:font-weight-asian="bold"/>
    </style:style>
    <style:style style:name="ConstantLabel" style:family="table-cell" style:parent-style-name="Calc">
      <style:table-cell-properties fo:background-color="#481d32"/>
      <style:text-properties fo:color="#e8a202" style:font-style-asian="normal" style:font-weight-asian="normal"/>
    </style:style>
    <style:style style:name="ConstantValue" style:family="table-cell" style:parent-style-name="Calc">
      <style:table-cell-properties fo:background-color="#481d32" style:text-align-source="fix" style:repeat-content="false"/>
      <style:paragraph-properties fo:text-align="end"/>
      <style:text-properties fo:color="#ffde59" fo:font-weight="bold" style:font-weight-asian="bold"/>
    </style:style>
    <style:style style:name="CalcError" style:family="table-cell" style:parent-style-name="CalcResult">
      <style:text-properties fo:color="#ff3838" style:text-underline-style="dash" style:text-underline-width="auto" style:text-underline-color="#c9211e"/>
    </style:style>
    <style:style style:name="CalcResultScientific" style:family="table-cell" style:parent-style-name="CalcResult" style:data-style-name="N61">
      <style:table-cell-properties style:diagonal-bl-tr="none" style:diagonal-tl-br="none"/>
    </style:style>
    <style:style style:name="ConstantValueScientific" style:family="table-cell" style:parent-style-name="ConstantValue" style:data-style-name="N107">
      <style:table-cell-properties style:diagonal-bl-tr="none" style:diagonal-tl-br="none"/>
    </style:style>
    <style:style style:name="CalcSeparator" style:family="table-cell" style:parent-style-name="Calc">
      <style:table-cell-properties fo:border-bottom="0.26pt fine-dashed #e8a202" style:diagonal-bl-tr="none" style:diagonal-tl-br="none" fo:border-left="none" fo:border-right="none" fo:border-top="none"/>
    </style:style>
    <style:style style:name="CalcBoxTop" style:family="table-cell" style:parent-style-name="Calc">
      <style:table-cell-properties fo:border-bottom="none" style:diagonal-bl-tr="none" style:diagonal-tl-br="none" fo:border-left="none" fo:border-right="none" fo:border-top="4pt double #808080" style:border-line-width-top="0.088cm 0.026cm 0.026cm"/>
    </style:style>
    <style:style style:name="CalcBoxBottom" style:family="table-cell" style:parent-style-name="Calc">
      <style:table-cell-properties fo:border-bottom="4pt double #333333" style:border-line-width-bottom="0.026cm 0.026cm 0.088cm" style:diagonal-bl-tr="none" style:diagonal-tl-br="none" fo:border-left="none" fo:border-right="none" fo:border-top="none"/>
    </style:style>
    <style:style style:name="ConstantBoxBottom" style:family="table-cell" style:parent-style-name="CalcBoxBottom">
      <style:table-cell-properties fo:border-bottom="4pt double #3a1a0f" style:border-line-width-bottom="0.026cm 0.026cm 0.088cm" fo:background-color="#481d32" style:diagonal-bl-tr="none" style:diagonal-tl-br="none" fo:border-left="none" fo:border-right="none" fo:border-top="none"/>
    </style:style>
    <style:style style:name="ConstantBoxTop" style:family="table-cell" style:parent-style-name="CalcBoxTop">
      <style:table-cell-properties fo:border-bottom="none" fo:background-color="#481d32" style:diagonal-bl-tr="none" style:diagonal-tl-br="none" fo:border-left="none" fo:border-right="none" fo:border-top="4pt double #650953" style:border-line-width-top="0.088cm 0.026cm 0.026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.00.0000</text:date>, <text:time style:data-style-name="N2" text:time-value="13:10:09.71836871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6:39:00.223530259</meta:creation-date>
    <meta:editing-cycles>39</meta:editing-cycles>
    <meta:editing-duration>PT17H36M11S</meta:editing-duration>
    <dc:title>Science Fiction Calculation Spreadsheet</dc:title>
    <dc:date>2020-04-28T11:49:56.176298192</dc:date>
    <meta:generator>LibreOffice/6.3.5.2$Linux_X86_64 LibreOffice_project/30$Build-2</meta:generator>
    <dc:description>2020-04-27- Dennis Murczak</dc:description>
    <meta:document-statistic meta:table-count="7" meta:cell-count="526" meta:object-count="0"/>
  </office:meta>
</office:document-meta>
</file>